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Microsoft JhengHei Light" svg:font-family="'Microsoft JhengHei Light'" style:font-family-generic="swiss" style:font-pitch="variable"/>
    <style:font-face style:name="Microsoft JhengHei UI Light" svg:font-family="'Microsoft JhengHei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icrosoft JhengHei"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style:font-name="Microsoft JhengHei" fo:font-size="11.5pt" style:font-size-asian="11.5pt" style:font-size-complex="11.5pt"/>
    </style:style>
    <style:style style:name="P4" style:family="paragraph" style:parent-style-name="Standard">
      <style:paragraph-properties fo:text-align="start" style:justify-single-word="false"/>
      <style:text-properties style:font-name="Microsoft JhengHei" fo:font-size="11pt" style:text-underline-style="none" style:font-size-asian="11pt" style:font-size-complex="11pt"/>
    </style:style>
    <style:style style:name="P5" style:family="paragraph" style:parent-style-name="Standard">
      <style:paragraph-properties fo:text-align="start" style:justify-single-word="false"/>
      <style:text-properties style:font-name="Microsoft JhengHei" fo:font-size="9.5pt" style:text-underline-style="solid" style:text-underline-width="auto" style:text-underline-color="font-color" style:font-size-asian="9.5pt" style:font-size-complex="9.5pt"/>
    </style:style>
    <style:style style:name="P6" style:family="paragraph" style:parent-style-name="Standard">
      <style:paragraph-properties fo:text-align="center" style:justify-single-word="false"/>
      <style:text-properties style:font-name="Microsoft JhengHei UI Light" fo:font-size="11.5pt" style:font-size-asian="11.5pt" style:font-size-complex="11.5pt"/>
    </style:style>
    <style:style style:name="P7" style:family="paragraph" style:parent-style-name="Standard">
      <style:paragraph-properties fo:text-align="center" style:justify-single-word="false"/>
      <style:text-properties style:font-name="Microsoft JhengHei UI Light" fo:font-size="9.5pt" style:font-size-asian="9.5pt" style:font-size-complex="9.5pt"/>
    </style:style>
    <style:style style:name="P8" style:family="paragraph" style:parent-style-name="Standard">
      <style:paragraph-properties fo:text-align="start" style:justify-single-word="false"/>
      <style:text-properties style:font-name="Microsoft JhengHei UI Light" fo:font-size="9.5pt" style:font-size-asian="9.5pt" style:font-size-complex="9.5pt"/>
    </style:style>
    <style:style style:name="P9" style:family="paragraph" style:parent-style-name="Standard" style:list-style-name="L1">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0" style:family="paragraph" style:parent-style-name="Standard" style:list-style-name="L2">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1" style:family="paragraph" style:parent-style-name="Standard" style:list-style-name="L3">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2" style:family="paragraph" style:parent-style-name="Standard" style:list-style-name="L4">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3" style:family="paragraph" style:parent-style-name="Standard" style:list-style-name="L5">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4" style:family="paragraph" style:parent-style-name="Standard" style:list-style-name="L7">
      <style:paragraph-properties fo:text-align="start" style:justify-single-word="false"/>
      <style:text-properties style:font-name="Microsoft JhengHei" fo:font-size="11pt" style:text-underline-style="solid" style:text-underline-width="auto" style:text-underline-color="font-color" style:font-size-asian="11pt" style:font-size-complex="11pt"/>
    </style:style>
    <style:style style:name="P15" style:family="paragraph" style:parent-style-name="Standard">
      <style:paragraph-properties fo:text-align="start" style:justify-single-word="false"/>
      <style:text-properties style:font-name="Microsoft JhengHei" fo:font-size="11pt" style:text-underline-style="none" style:font-size-asian="11pt" style:font-size-complex="11pt"/>
    </style:style>
    <style:style style:name="P16" style:family="paragraph" style:parent-style-name="Standard" style:list-style-name="L5">
      <style:paragraph-properties fo:text-align="start" style:justify-single-word="false"/>
      <style:text-properties style:font-name="Microsoft JhengHei" fo:font-size="11pt" style:text-underline-style="none" style:font-size-asian="11pt" style:font-size-complex="11pt"/>
    </style:style>
    <style:style style:name="P17" style:family="paragraph" style:parent-style-name="Standard">
      <style:paragraph-properties fo:text-align="start" style:justify-single-word="false"/>
      <style:text-properties style:font-name="Microsoft JhengHei" fo:font-size="10.5pt" style:text-underline-style="solid" style:text-underline-width="auto" style:text-underline-color="font-color" style:font-size-asian="10.5pt" style:font-size-complex="10.5pt"/>
    </style:style>
    <style:style style:name="P18" style:family="paragraph" style:parent-style-name="Standard" style:list-style-name="L6">
      <style:paragraph-properties fo:text-align="start" style:justify-single-word="false"/>
      <style:text-properties style:font-name="Microsoft JhengHei" fo:font-size="10.5pt" style:text-underline-style="solid" style:text-underline-width="auto" style:text-underline-color="font-color" style:font-size-asian="10.5pt" style:font-size-complex="10.5pt"/>
    </style:style>
    <style:style style:name="T1" style:family="text">
      <style:text-properties fo:font-size="12.5pt" style:font-size-asian="12.5pt" style:font-size-complex="12.5pt"/>
    </style:style>
    <style:style style:name="T2" style:family="text">
      <style:text-properties style:font-name="Microsoft JhengHei Light" fo:font-size="9.5pt" style:font-size-asian="9.5pt" style:font-size-complex="9.5pt"/>
    </style:style>
    <style:style style:name="T3" style:family="text">
      <style:text-properties style:font-name="Microsoft JhengHei Light" fo:font-size="9.5pt" style:text-underline-style="none" style:font-size-asian="9.5pt" style:font-size-complex="9.5pt"/>
    </style:style>
    <style:style style:name="T4" style:family="text">
      <style:text-properties fo:font-size="9.5pt" style:text-underline-style="none" style:font-size-asian="9.5pt" style:font-size-complex="9.5pt"/>
    </style:style>
    <style:style style:name="T5"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ahier des charges</text:p>
      <text:p text:style-name="P3">Projet n°5 : Cartes Politiques en <text:span text:style-name="T1">Grilles</text:span> d'Hexagones</text:p>
      <text:p text:style-name="P6"/>
      <text:p text:style-name="P7">Équipe : Théophile PUMAIN, Maxime LEMORT, Julien DEFIOLLES, </text:p>
      <text:p text:style-name="P7">Guillaume ROBERT</text:p>
      <text:p text:style-name="P7">Maître d'œuvre : Guilherme DIAS DA FONSECA</text:p>
      <text:p text:style-name="P7">Maître d'ouvrage : Guilherme DIAS DA FONSECA</text:p>
      <text:p text:style-name="P7">Chef de projet : Guilherme DIAS DA FONSECA</text:p>
      <text:p text:style-name="P7"/>
      <text:p text:style-name="P8"/>
      <text:list xml:id="list1010644810893176622" text:style-name="L1">
        <text:list-item>
          <text:list>
            <text:list-item>
              <text:p text:style-name="P9">Nature de la prestation demandée :</text:p>
              <text:p text:style-name="P9"/>
            </text:list-item>
          </text:list>
        </text:list-item>
      </text:list>
      <text:p text:style-name="P4"><text:tab/><text:tab/><text:span text:style-name="T2">La prestation demandée est la création d'un logiciel permettant de traiter des cartes, sous format .shp, afin de les transformer en grilles d'hexagones, avec pour but final d'avoir une représentation de la carte originale avec abstraction des tailles et surfaces.</text:span></text:p>
      <text:p text:style-name="P4"><text:tab/><text:tab/></text:p>
      <text:list xml:id="list2967678645264681124" text:style-name="L2">
        <text:list-item>
          <text:list>
            <text:list-item>
              <text:p text:style-name="P10">Estimation des grandes étapes, dates butoirs :</text:p>
              <text:p text:style-name="P10"/>
            </text:list-item>
          </text:list>
        </text:list-item>
      </text:list>
      <text:p text:style-name="P4"><text:tab/><text:tab/><text:span text:style-name="T2">Fin janvier : Produit fonctionnel pour présentation lors d'une soutenance, faisant l'objet d'une évaluation.</text:span></text:p>
      <text:p text:style-name="P4"><text:span text:style-name="T2"><text:tab/><text:tab/>Fin mars : Produit terminé avec toutes les fonctionnalités demandées, pour présentation devant un jury et faisant objet d'une autre évaluation.</text:span></text:p>
      <text:p text:style-name="P4"><text:tab/><text:tab/></text:p>
      <text:list xml:id="list317217942240572229" text:style-name="L3">
        <text:list-item>
          <text:list>
            <text:list-item>
              <text:p text:style-name="P11">Organisation de l'équipe et du travail</text:p>
              <text:p text:style-name="P11"/>
            </text:list-item>
          </text:list>
        </text:list-item>
      </text:list>
      <text:p text:style-name="P4"><text:tab/><text:tab/><text:span text:style-name="T2">L'équipe de travail, constituée de 4 membres, se verra les tâches réparties de façon équitable, mais de manière à mettre les talents divers de chacun à profit, pour une progression optimale.</text:span></text:p>
      <text:p text:style-name="P4"><text:tab/><text:tab/></text:p>
      <text:list xml:id="list7450261432696007635" text:style-name="L4">
        <text:list-item>
          <text:list>
            <text:list-item>
              <text:p text:style-name="P12">Fonctionnalités attendues :</text:p>
              <text:p text:style-name="P12"/>
            </text:list-item>
          </text:list>
        </text:list-item>
      </text:list>
      <text:p text:style-name="P4"><text:tab/><text:span text:style-name="T2"><text:tab/>Parmi les fonctionnalités attendues, la principale est une application fonctionnelle répondant à la prestation demandée, c'est à dire convertissant des fichiers .shp en grilles d'hexagones. De plus, l'application doit être portative, afin de faciliter le travail des géographes, public visé par l'application.</text:span></text:p>
      <text:p text:style-name="P4"><text:tab/><text:tab/></text:p>
      <text:list xml:id="list8729229858123387788" text:style-name="L5">
        <text:list-item>
          <text:list>
            <text:list-item>
              <text:p text:style-name="P13">Contraintes :</text:p>
              <text:p text:style-name="P16"/>
            </text:list-item>
          </text:list>
        </text:list-item>
      </text:list>
      <text:list xml:id="list1451457512569026809" text:style-name="L6">
        <text:list-item>
          <text:list>
            <text:list-item>
              <text:list>
                <text:list-item>
                  <text:p text:style-name="P18">Réalisation du projet :<text:span text:style-name="T5"> <text:s/></text:span><text:span text:style-name="T3">Le produit doit être réalisé avant fin mars pour une soutenance.</text:span></text:p>
                </text:list-item>
              </text:list>
            </text:list-item>
          </text:list>
        </text:list-item>
      </text:list>
      <text:p text:style-name="P17"><text:span text:style-name="T3"><text:tab/><text:tab/><text:tab/><text:tab/><text:tab/> <text:s text:c="2"/>Le chef de projet étant absent pendant plusieurs semaines, plusieurs points du produit ont du faire l'objet d'une recherche plus poussée.</text:span></text:p>
      <text:list xml:id="list29646380" text:continue-numbering="true" text:style-name="L6">
        <text:list-item>
          <text:list>
            <text:list-item>
              <text:list>
                <text:list-item>
                  <text:p text:style-name="P18"><text:soft-page-break/>Utilisation du produit :<text:span text:style-name="T4"> </text:span><text:span text:style-name="T3">Le produit doit être portatif.</text:span></text:p>
                </text:list-item>
              </text:list>
            </text:list-item>
          </text:list>
        </text:list-item>
      </text:list>
      <text:p text:style-name="P5"/>
      <text:list xml:id="list5191342734306729069" text:style-name="L7">
        <text:list-item>
          <text:list>
            <text:list-item>
              <text:p text:style-name="P14">Critères d'appréciation du produit :</text:p>
            </text:list-item>
          </text:list>
        </text:list-item>
      </text:list>
      <text:p text:style-name="P8"/>
      <text:p text:style-name="P8"><text:tab/><text:tab/>Le produit devra être simple d'utilisation, et comportant une fenêtre graphique afin d'être rapidement pris en m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Microsoft JhengHei Light" svg:font-family="'Microsoft JhengHei Light'" style:font-family-generic="swiss" style:font-pitch="variable"/>
    <style:font-face style:name="Microsoft JhengHei UI Light" svg:font-family="'Microsoft JhengHei U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mt</meta:initial-creator>
    <meta:creation-date>2015-11-19T11:12:27.43</meta:creation-date>
    <dc:date>2015-11-23T09:48:20.47</dc:date>
    <dc:creator>max lmt</dc:creator>
    <meta:editing-duration>PT50M17S</meta:editing-duration>
    <meta:editing-cycles>13</meta:editing-cycles>
    <meta:generator>OpenOffice/4.1.1$Win32 OpenOffice.org_project/411m6$Build-9775</meta:generator>
    <meta:document-statistic meta:table-count="0" meta:image-count="0" meta:object-count="0" meta:page-count="2" meta:paragraph-count="26" meta:word-count="290" meta:character-count="1916"/>
  </office:meta>
</office:document-meta>
</file>